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AREZ SANTA CRUZ, WILBERT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662987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UAREZ SANTA CRUZ, WILBERT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66298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5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03/09/2021</text:p>
          </table:table-cell>
          <table:table-cell table:style-name="Tabla2.A2" office:value-type="string">
            <text:p text:style-name="P9">685</text:p>
          </table:table-cell>
          <table:table-cell table:style-name="Tabla2.A2" office:value-type="string">
            <text:p text:style-name="P9">200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19:37:0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